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40.3mm"/>
    </style:style>
    <style:style style:name="co7" style:family="table-column">
      <style:table-column-properties fo:break-before="auto" style:column-width="17.15mm"/>
    </style:style>
    <style:style style:name="co8" style:family="table-column">
      <style:table-column-properties fo:break-before="auto" style:column-width="40.83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37.31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18.59mm"/>
    </style:style>
    <style:style style:name="co11" style:family="table-column">
      <style:table-column-properties fo:break-before="auto" style:column-width="107.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BOM" table:style-name="ta1">
        <table:table-column table:style-name="co4" table:default-cell-style-name="Default"/>
        <table:table-column table:style-name="co5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Default"/>
        <table:table-row table:style-name="ro1">
          <table:table-cell table:style-name="ce6" office:value-type="string" calcext:value-type="string">
            <text:p>Title</text:p>
          </table:table-cell>
          <table:table-cell office:value-type="string" calcext:value-type="string">
            <text:p>TS2 68000 Single Board Computer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Company</text:p>
          </table:table-cell>
          <table:table-cell office:value-type="string" calcext:value-type="string">
            <text:p>Jeff Tranter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Revis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Date Issue</text:p>
          </table:table-cell>
          <table:table-cell table:style-name="ce8" office:value-type="string" calcext:value-type="string">
            <text:p>2016-12-11</text:p>
          </table:table-cell>
          <table:table-cell table:style-name="ce8" table:number-columns-repeated="2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string" calcext:value-type="string">
            <text:p>Reference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# Pins</text:p>
          </table:table-cell>
          <table:table-cell table:style-name="ce6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47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 uF 16V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ower supply filter</text:p>
          </table:table-cell>
        </table:table-row>
        <table:table-row table:style-name="ro1">
          <table:table-cell office:value-type="string" calcext:value-type="string">
            <text:p>C5, etc.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ypass caps, one per IC (31 needed)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ESET/HALT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D, re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D, green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Baud rate select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6-position jumper (or hardwire)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DTACK speed select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 2-position jumpers or 4 pos DIP switch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FTDI (TERMINAL)</text:p>
          </table:table-cell>
          <table:table-cell office:value-type="string" calcext:value-type="string">
            <text:p>sock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pin sip socket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FTDI (HOST)</text:p>
          </table:table-cell>
          <table:table-cell office:value-type="string" calcext:value-type="string">
            <text:p>sock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pin sip socket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l 20 4.7K resistors use 8-position SIPs (qty 3)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5M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nusual value, used two 7.5M resistors in series.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 momentary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INGLE STEP/RUN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</text:p>
          </table:table-cell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 momentary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IC, time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8 MHz</text:p>
          </table:table-cell>
          <table:table-cell office:value-type="string" calcext:value-type="string">
            <text:p>IC, oscillat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74LS00</text:p>
          </table:table-cell>
          <table:table-cell office:value-type="string" calcext:value-type="string">
            <text:p>IC, quad 2-input N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74LS06</text:p>
          </table:table-cell>
          <table:table-cell office:value-type="string" calcext:value-type="string">
            <text:p>IC, OC hex inverte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74LS04</text:p>
          </table:table-cell>
          <table:table-cell office:value-type="string" calcext:value-type="string">
            <text:p>IC, hex inverte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68000" calcext:value-type="float">
            <text:p>68000</text:p>
          </table:table-cell>
          <table:table-cell office:value-type="string" calcext:value-type="string">
            <text:p>IC, CP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8 MHz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74LS08</text:p>
          </table:table-cell>
          <table:table-cell office:value-type="string" calcext:value-type="string">
            <text:p>IC, quad 2-input 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IC, quad 2-input 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IC, quad 2-input 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IC, quad 2-input 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8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9</text:p>
          </table:table-cell>
          <table:table-cell office:value-type="string" calcext:value-type="string">
            <text:p>74LS20</text:p>
          </table:table-cell>
          <table:table-cell office:value-type="string" calcext:value-type="string">
            <text:p>IC, dual 4-input N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74LS74</text:p>
          </table:table-cell>
          <table:table-cell office:value-type="string" calcext:value-type="string">
            <text:p>IC, dual JK flip-flop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1</text:p>
          </table:table-cell>
          <table:table-cell office:value-type="string" calcext:value-type="string">
            <text:p>74LS161</text:p>
          </table:table-cell>
          <table:table-cell office:value-type="string" calcext:value-type="string">
            <text:p>IC, count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2</text:p>
          </table:table-cell>
          <table:table-cell office:value-type="string" calcext:value-type="string">
            <text:p>74LS161</text:p>
          </table:table-cell>
          <table:table-cell office:value-type="string" calcext:value-type="string">
            <text:p>IC, count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3</text:p>
          </table:table-cell>
          <table:table-cell office:value-type="string" calcext:value-type="string">
            <text:p>74LS74</text:p>
          </table:table-cell>
          <table:table-cell office:value-type="string" calcext:value-type="string">
            <text:p>IC, dual JK flip-flop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4</text:p>
          </table:table-cell>
          <table:table-cell office:value-type="string" calcext:value-type="string">
            <text:p>74LS260</text:p>
          </table:table-cell>
          <table:table-cell office:value-type="string" calcext:value-type="string">
            <text:p>IC, dual 5-input N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74LS260</text:p>
          </table:table-cell>
          <table:table-cell office:value-type="string" calcext:value-type="string">
            <text:p>IC, dual 5-input N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IC, de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7</text:p>
          </table:table-cell>
          <table:table-cell office:value-type="string" calcext:value-type="string">
            <text:p>25LS2548</text:p>
          </table:table-cell>
          <table:table-cell office:value-type="string" calcext:value-type="string">
            <text:p>IC, decoder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U28</text:p>
          </table:table-cell>
          <table:table-cell office:value-type="string" calcext:value-type="string">
            <text:p>74LS148</text:p>
          </table:table-cell>
          <table:table-cell office:value-type="string" calcext:value-type="string">
            <text:p>ICS, priority en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9</text:p>
          </table:table-cell>
          <table:table-cell office:value-type="float" office:value="6850" calcext:value-type="float">
            <text:p>6850</text:p>
          </table:table-cell>
          <table:table-cell office:value-type="string" calcext:value-type="string">
            <text:p>IC, ACIA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U30</text:p>
          </table:table-cell>
          <table:table-cell office:value-type="float" office:value="6850" calcext:value-type="float">
            <text:p>6850</text:p>
          </table:table-cell>
          <table:table-cell office:value-type="string" calcext:value-type="string">
            <text:p>IC, ACIA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U31</text:p>
          </table:table-cell>
          <table:table-cell office:value-type="string" calcext:value-type="string">
            <text:p>MC14411</text:p>
          </table:table-cell>
          <table:table-cell office:value-type="string" calcext:value-type="string">
            <text:p>IC, baud rate generator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U32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IC, de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33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IC, de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.8432MHz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IC sockets</text:p>
          </table:table-cell>
          <table:table-cell office:value-type="string" calcext:value-type="string">
            <text:p>misc.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Wirewrap type. May need to make 64-pin from two 40-pin sockets.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misc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rewrap wire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protoboard</text:p>
          </table:table-cell>
          <table:table-cell office:value-type="string" calcext:value-type="string">
            <text:p>misc.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 table:number-rows-repeated="104848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o Order" table:style-name="ta1">
        <table:table-column table:style-name="co6" table:default-cell-style-name="ce1"/>
        <table:table-column table:style-name="co7" table:default-cell-style-name="ce4"/>
        <table:table-column table:style-name="co8" table:default-cell-style-name="Default"/>
        <table:table-row table:style-name="ro1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Quantity</text:p>
          </table:table-cell>
          <table:table-cell table:style-name="ce5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74LS0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4LS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4LS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4LS3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4LS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4LS1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4LS26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764 or 28C6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M626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C144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.8432 Mhz Cryst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5M resist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700 ohm S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ed 16 resistors total</text:p>
          </table:table-cell>
        </table:table-row>
        <table:table-row table:style-name="ro1">
          <table:table-cell office:value-type="string" calcext:value-type="string">
            <text:p>wirewrap wir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8-pin wirewrap sock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-pin wirewrap socket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16-pin wirewrap socke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-pin wirewrap sock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4-pin wirewrap socke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8-pin wirewrap socke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64-pin wirewrap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 two 40-pin?</text:p>
          </table:table-cell>
        </table:table-row>
        <table:table-row table:style-name="ro1">
          <table:table-cell office:value-type="string" calcext:value-type="string">
            <text:p>sockets for pullups, etc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-pin FTDI heade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104855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BOM.A53:BOM.E83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To Order'.A1:'To Order'.C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00-00-00</text:date>, <text:time style:data-style-name="N2" text:time-value="16:16:07.1572953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1T16:16:17.774628985</dc:date>
    <meta:editing-duration>PT2H40M6S</meta:editing-duration>
    <meta:editing-cycles>123</meta:editing-cycles>
    <meta:generator>LibreOffice/5.1.4.2$Linux_X86_64 LibreOffice_project/10m0$Build-2</meta:generator>
    <meta:print-date>2016-11-30T18:10:13.014005975</meta:print-date>
    <meta:document-statistic meta:table-count="2" meta:cell-count="417" meta:object-count="0"/>
  </office:meta>
</office:document-meta>
</file>